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6cm" style:page-number="auto" table:align="margins" style:writing-mode="lr-tb"/>
    </style:style>
    <style:style style:name="Tableau1.A" style:family="table-column">
      <style:table-column-properties style:column-width="16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normal" style:font-weight-asian="normal" style:font-weight-complex="normal"/>
    </style:style>
    <style:style style:name="P4" style:family="paragraph" style:parent-style-name="Text_20_body_20_indent">
      <style:text-properties fo:font-style="normal" fo:font-weight="normal" officeooo:rsid="000e4b19" officeooo:paragraph-rsid="000e4b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10e8a7" officeooo:paragraph-rsid="0010e8a7"/>
    </style:style>
    <style:style style:name="P6" style:family="paragraph" style:parent-style-name="Standard">
      <style:text-properties fo:color="#2a6099"/>
    </style:style>
    <style:style style:name="P7" style:family="paragraph" style:parent-style-name="Standard">
      <style:text-properties fo:color="#2a6099" fo:font-size="10pt" officeooo:paragraph-rsid="000eebdb" style:font-size-asian="10pt" style:font-size-complex="10pt"/>
    </style:style>
    <style:style style:name="P8" style:family="paragraph" style:parent-style-name="Standard">
      <style:text-properties officeooo:paragraph-rsid="000eebdb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2a6099" style:font-name="Times New Roman" fo:font-size="10pt" fo:font-style="normal" style:text-underline-style="none" fo:font-weight="normal" officeooo:paragraph-rsid="0027269b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Heading_20_1" style:list-style-name="">
      <style:paragraph-properties fo:orphans="2" fo:widows="2"/>
      <style:text-properties officeooo:paragraph-rsid="0010e8a7"/>
    </style:style>
    <style:style style:name="P11" style:family="paragraph" style:parent-style-name="Heading_20_1" style:list-style-name="Numbering_20_1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color="#2a6099" style:font-name="Times New Roman" fo:font-size="10pt" fo:font-style="normal" style:text-underline-style="none" fo:font-weight="normal" officeooo:paragraph-rsid="002dc60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paragraph-rsid="0010e8a7"/>
    </style:style>
    <style:style style:name="P14" style:family="paragraph" style:parent-style-name="Heading_20_4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15" style:family="paragraph" style:parent-style-name="question">
      <style:text-properties officeooo:rsid="000e4b19" officeooo:paragraph-rsid="000e4b19"/>
    </style:style>
    <style:style style:name="P16" style:family="paragraph" style:parent-style-name="question">
      <style:text-properties officeooo:rsid="000e4b19" officeooo:paragraph-rsid="000eebdb"/>
    </style:style>
    <style:style style:name="P17" style:family="paragraph" style:parent-style-name="question">
      <style:text-properties officeooo:rsid="001f407f" officeooo:paragraph-rsid="001f407f"/>
    </style:style>
    <style:style style:name="P18" style:family="paragraph" style:parent-style-name="question" style:list-style-name="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2a6099" fo:font-size="10pt" officeooo:rsid="000e4b19" officeooo:paragraph-rsid="000eebdb" style:font-size-asian="10pt" style:font-size-complex="10pt"/>
    </style:style>
    <style:style style:name="T1" style:family="text">
      <style:text-properties officeooo:rsid="000eebdb"/>
    </style:style>
    <style:style style:name="T2" style:family="text">
      <style:text-properties officeooo:rsid="0010e8a7"/>
    </style:style>
    <style:style style:name="T3" style:family="text">
      <style:text-properties officeooo:rsid="00292b2d"/>
    </style:style>
    <style:style style:name="T4" style:family="text">
      <style:text-properties officeooo:rsid="002a909f"/>
    </style:style>
    <style:style style:name="T5" style:family="text">
      <style:text-properties officeooo:rsid="001f407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14" text:outline-level="4"><text:span text:style-name="T4">Les entrées/sorties</text:span><text:tab/>Année 201<text:span text:style-name="T3">9</text:span>-20<text:span text:style-name="T3">20</text:span><text:tab/>SNIR 1</text:h>
          </table:table-cell>
        </table:table-row>
        <table:table-row>
          <table:table-cell table:style-name="Tableau1.A2" office:value-type="string">
            <text:p text:style-name="P3">Algorithmique<text:tab/><text:tab/><text:span text:style-name="T4">Lire/Ecrire/</text:span>Actions </text:p>
          </table:table-cell>
        </table:table-row>
        <table:table-row>
          <table:table-cell table:style-name="Tableau1.A2" office:value-type="string">
            <text:p text:style-name="P2">~ Travaux Dirigés ~</text:p>
          </table:table-cell>
        </table:table-row>
      </table:table>
      <text:p text:style-name="Standard"/>
      <text:p text:style-name="P5">Rappel:</text:p>
      <text:p text:style-name="P5">Lire une valeur au clavier <text:tab/><text:tab/><text:tab/>: <text:tab/>Lire : variable</text:p>
      <text:p text:style-name="P5">Afficher quelque chose à l'écran <text:tab/><text:tab/>: <text:tab/>Ecrire : "du texte" ou Ecrire : variable</text:p>
      <text:p text:style-name="P5"/>
      <text:h text:style-name="Heading_20_1" text:outline-level="1">Exercice n°1</text:h>
      <text:p text:style-name="P4"/>
      <text:p text:style-name="Standard"/>
      <text:list xml:id="list188339788" text:style-name="Numbering_20_1">
        <text:list-item>
          <text:p text:style-name="P15">Donnez l'algorithme d'un programme demandant à l'utilisateur de saisir une température en degrés Celsius et qui affiche cette dernière en degrés Fahrenheit.</text:p>
        </text:list-item>
      </text:list>
      <text:p text:style-name="Standard"><text:tab/><text:tab/><text:span text:style-name="T1">On Rappel : </text:span><text:span text:style-name="T1"><draw:frame draw:style-name="fr1" draw:name="Objet1" text:anchor-type="as-char" svg:width="2.568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#include &lt;stdio.h&gt;</text:p>
      <text:p text:style-name="P6">#include &lt;stdlib.h&gt;</text:p>
      <text:p text:style-name="P6"/>
      <text:p text:style-name="P6">int main(int argc, char** argv) {</text:p>
      <text:p text:style-name="P6"><text:s text:c="4"/>float C;</text:p>
      <text:p text:style-name="P6"><text:s text:c="4"/>float F;</text:p>
      <text:p text:style-name="P6"><text:s text:c="4"/>printf("Donnez la température en degrés Celsius à convertir en Fahrenheit");</text:p>
      <text:p text:style-name="P6"><text:s text:c="4"/>scanf("%f",&amp;C);</text:p>
      <text:p text:style-name="P6"><text:s text:c="4"/>F = ((C*9)/5)+32;</text:p>
      <text:p text:style-name="P6"><text:s text:c="4"/>printf("La température en degrés Fahrenheit est de %f",F);</text:p>
      <text:p text:style-name="P6"/>
      <text:p text:style-name="P6"><text:s text:c="4"/>return (EXIT_SUCCESS);</text:p>
      <text:p text:style-name="P6">}</text:p>
      <text:list xml:id="list141808516734933" text:continue-numbering="true" text:style-name="Numbering_20_1">
        <text:list-item>
          <text:p text:style-name="P16">Donnez l'algorithme permettant de faire la conversion inverse.</text:p>
        </text:list-item>
      </text:list>
      <text:p text:style-name="P18">#include &lt;stdio.h&gt;</text:p>
      <text:p text:style-name="P18">#include &lt;stdlib.h&gt;</text:p>
      <text:p text:style-name="P18"/>
      <text:p text:style-name="P18">int main(int argc, char** argv) {</text:p>
      <text:p text:style-name="P18"><text:s text:c="4"/>float C;</text:p>
      <text:p text:style-name="P18"><text:s text:c="4"/>float F;</text:p>
      <text:p text:style-name="P18"><text:s text:c="4"/>printf("Donnez la température en degrés Fahrenheit à convertir en Celsius");</text:p>
      <text:p text:style-name="P18"><text:s text:c="4"/>scanf("%f",&amp;F);</text:p>
      <text:p text:style-name="P18"><text:s text:c="4"/>C = (5/9)*(F-32);</text:p>
      <text:p text:style-name="P18"><text:s text:c="4"/>printf("La température en degrés Celsius est de %f",C);</text:p>
      <text:p text:style-name="P18"/>
      <text:p text:style-name="P18"><text:s text:c="4"/>return (EXIT_SUCCESS);</text:p>
      <text:p text:style-name="P18">}</text:p>
      <text:h text:style-name="P12" text:outline-level="1">Exercice n°2</text:h>
      <text:list xml:id="list141808779999235" text:continue-numbering="true" text:style-name="Numbering_20_1">
        <text:list-item>
          <text:p text:style-name="P16">Donnez l'algorithme d'un programme permettant de calculer et d'afficher l'imc (indice de masse corporelle) d'une personne.</text:p>
        </text:list-item>
      </text:list>
      <text:p text:style-name="P8"><text:span text:style-name="T1"><text:tab/><text:tab/>On Rappel : </text:span><text:span text:style-name="T1"><draw:frame draw:style-name="fr1" draw:name="Objet2" text:anchor-type="as-char" svg:width="2.528cm" svg:height="1.06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7">#include &lt;stdio.h&gt;</text:p>
      <text:p text:style-name="P7">#include &lt;stdlib.h&gt;</text:p>
      <text:p text:style-name="P7"/>
      <text:p text:style-name="P7">int main(int argc, char** argv) {</text:p>
      <text:p text:style-name="P7"><text:s text:c="4"/>float IMC;</text:p>
      <text:p text:style-name="P7"><text:s text:c="4"/>float taille;</text:p>
      <text:p text:style-name="P7"><text:s text:c="4"/>float masse;</text:p>
      <text:p text:style-name="P7"><text:s text:c="4"/>printf("Donnez votre taille en centimètre");</text:p>
      <text:p text:style-name="P7"><text:s text:c="4"/>scanf("%f", &amp;taille);</text:p>
      <text:p text:style-name="P7"><text:s text:c="4"/>printf("Donnez votre masse en kilogramme");</text:p>
      <text:p text:style-name="P7"><text:s text:c="4"/>scanf("%f",&amp;masse);</text:p>
      <text:p text:style-name="P7"><text:s text:c="4"/>IMC = masse/(taille*taille);</text:p>
      <text:p text:style-name="P7"><text:s text:c="4"/>printf("Votre indice de masse corporelle est de %f",IMC);</text:p>
      <text:p text:style-name="P7"/>
      <text:p text:style-name="P7"><text:s text:c="4"/>return (EXIT_SUCCESS);</text:p>
      <text:p text:style-name="P7">}</text:p>
      <text:h text:style-name="P10" text:outline-level="1"/>
      <text:h text:style-name="P13" text:outline-level="1">Exercice n°<text:span text:style-name="T2">3</text:span></text:h>
      <text:list xml:id="list141810228220683" text:continue-numbering="true" text:style-name="Numbering_20_1">
        <text:list-item>
          <text:p text:style-name="P17">Donnez l’algorithme d’un programme demandant à l’utilisateur un nombre de jour, d’heure et de minutes et qui affiche le nombre de minutes correspondantes.</text:p>
          <text:h text:style-name="P11" text:outline-level="1"><text:span text:style-name="T5">#include &lt;stdio.h&gt;</text:span></text:h>
          <text:h text:style-name="P11" text:outline-level="1">#include &lt;stdlib.h&gt;</text:h>
        </text:list-item>
      </text:list>
      <text:p text:style-name="P9"/>
      <text:p text:style-name="P9">int main(int argc, char** argv) {</text:p>
      <text:p text:style-name="P9"><text:s text:c="4"/>int jours;</text:p>
      <text:p text:style-name="P9"><text:s text:c="4"/>int heures;</text:p>
      <text:p text:style-name="P9"><text:s text:c="4"/>int minutes;</text:p>
      <text:p text:style-name="P9"><text:s text:c="4"/>int convertion;</text:p>
      <text:p text:style-name="P9"><text:s text:c="4"/>printf("Donnez un nombre entier de jours à convertir en minutes ");</text:p>
      <text:p text:style-name="P9"><text:s text:c="4"/>scanf("%d",&amp;jours);</text:p>
      <text:p text:style-name="P9"><text:s text:c="4"/>printf("Donnez un nombre entier d'heures à convertir en minutes ");</text:p>
      <text:p text:style-name="P9"><text:s text:c="4"/>scanf("%d",&amp;heures);</text:p>
      <text:p text:style-name="P9"><text:s text:c="4"/>printf("Donnez un nombre entier de minutes ");</text:p>
      <text:p text:style-name="P9"><text:s text:c="4"/>scanf("%d",&amp;minutes);</text:p>
      <text:p text:style-name="P9"><text:s text:c="4"/>convertion = (jours*24*60)+(heures*60)+minutes;</text:p>
      <text:p text:style-name="P9"><text:s text:c="4"/>printf("Dans %d jours, %d heures et %d minutes, il y a %d minutes",jours,heures,minutes,convertion);</text:p>
      <text:p text:style-name="P9"><text:s text:c="4"/></text:p>
      <text:p text:style-name="P9"><text:s text:c="4"/>return (EXIT_SUCCESS)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0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1cm" fo:margin-right="0.998cm" fo:margin-top="0cm" fo:margin-bottom="0cm" loext:contextual-spacing="false" fo:text-indent="0cm" style:auto-text-indent="false" fo:padding-left="1.023cm" fo:padding-right="0.953cm" fo:padding-top="0.035cm" fo:padding-bottom="0.035cm" fo:border="0.06pt solid #000000" style:shadow="#000000 0.002cm 0.002cm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margin-left="2cm" fo:margin-right="0cm" fo:margin-top="0cm" fo:margin-bottom="0cm" loext:contextual-spacing="false" fo:text-indent="0cm" style:auto-text-indent="false" fo:background-color="#ffcc99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3</text:page-count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.31</meta:creation-date>
    <dc:language>en-US</dc:language>
    <meta:editing-cycles>40</meta:editing-cycles>
    <meta:editing-duration>PT2H57M38S</meta:editing-duration>
    <dc:date>2019-10-18T14:18:08.037117664</dc:date>
    <meta:document-statistic meta:table-count="1" meta:image-count="0" meta:object-count="2" meta:page-count="3" meta:paragraph-count="70" meta:word-count="311" meta:character-count="2365" meta:non-whitespace-character-count="196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frac>
          <mrow>
            <mi>C</mi>
            <mo stretchy="false">×</mo>
            <mn>9</mn>
          </mrow>
          <mn>5</mn>
        </mfrac>
        <mo stretchy="false">+</mo>
        <mn>32</mn>
      </mrow>
    </mrow>
    <annotation encoding="StarMath 5.0">F = C times 9 over 5 + 32
</annotation>
  </semantics>
</math>
</file>

<file path=Object 2/content.xml><?xml version="1.0" encoding="utf-8"?>
<math xmlns="http://www.w3.org/1998/Math/MathML" display="block">
  <semantics>
    <mrow>
      <mi mathvariant="italic">IMC</mi>
      <mo stretchy="false">=</mo>
      <mfrac>
        <mi mathvariant="italic">masse</mi>
        <msup>
          <mi mathvariant="italic">taille</mi>
          <mn>2</mn>
        </msup>
      </mfrac>
    </mrow>
    <annotation encoding="StarMath 5.0">IMC = masse over taille ^ 2

</annotation>
  </semantics>
</math>
</file>